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GroupDec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GroupDecl.getAnnot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GroupDecl.getNamespace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GroupDec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GroupDecl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GroupDecl.setNamespaceItem( XSNamespaceItem namespace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GroupDecl.get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GroupDecl.getModel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